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4736in" table:align="left"/>
    </style:style>
    <style:style style:name="Table1.A" style:family="table-column">
      <style:table-column-properties style:column-width="1.4625in"/>
    </style:style>
    <style:style style:name="Table1.B" style:family="table-column">
      <style:table-column-properties style:column-width="2.01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📘 COMO INCLUIR ROTAS NO MAPA (PASSO A PASSO)</text:h>
      <text:p text:style-name="Horizontal_20_Line"/>
      <text:h text:style-name="Heading_20_1" text:outline-level="1">1️⃣ Ativar Directions API</text:h>
      <text:p text:style-name="Text_20_body">No Google Cloud:</text:p>
      <text:list text:style-name="L1">
        <text:list-item>
          <text:p text:style-name="P1">Ir em console.cloud.google.com</text:p>
        </text:list-item>
        <text:list-item>
          <text:p text:style-name="P1">Ativar:</text:p>
          <text:list>
            <text:list-item>
              <text:p text:style-name="P1">Maps SDK</text:p>
            </text:list-item>
            <text:list-item>
              <text:p text:style-name="P1"><text:span text:style-name="Strong_20_Emphasis">Directions API</text:span></text:p>
            </text:list-item>
          </text:list>
        </text:list-item>
        <text:list-item>
          <text:p text:style-name="P1">Criar API Key</text:p>
        </text:list-item>
        <text:list-item>
          <text:p text:style-name="P1">Restringir para Android/iOS</text:p>
        </text:list-item>
      </text:list>
      <text:p text:style-name="Horizontal_20_Line"/>
      <text:h text:style-name="Heading_20_1" text:outline-level="1">2️⃣ Instalar biblioteca para desenhar rota</text:h>
      <text:p text:style-name="Text_20_body">No Expo:</text:p>
      <text:p text:style-name="Preformatted_20_Text"><text:span text:style-name="Source_20_Text">npx expo install react-native-maps</text:span></text:p>
      <text:p text:style-name="P2"><text:span text:style-name="Source_20_Text">npm install react-native-maps-directions</text:span></text:p>
      <text:p text:style-name="Horizontal_20_Line"/>
      <text:h text:style-name="Heading_20_1" text:outline-level="1">3️⃣ Código Básico – Desenhar Rota</text:h>
      <text:p text:style-name="Preformatted_20_Text"><text:span text:style-name="Source_20_Text">import MapView, { Marker } from "react-native-maps";</text:span></text:p>
      <text:p text:style-name="Preformatted_20_Text"><text:span text:style-name="Source_20_Text">import MapViewDirections from "react-native-maps-directions";</text:span></text:p>
      <text:p text:style-name="Preformatted_20_Text"><text:span text:style-name="Source_20_Text">import { View, StyleSheet } from "react-native";</text:span></text:p>
      <text:p text:style-name="Preformatted_20_Text"/>
      <text:p text:style-name="Preformatted_20_Text"><text:span text:style-name="Source_20_Text">const GOOGLE_MAPS_APIKEY = "SUA_API_KEY";</text:span></text:p>
      <text:p text:style-name="Preformatted_20_Text"/>
      <text:p text:style-name="Preformatted_20_Text"><text:span text:style-name="Source_20_Text">export default function MapScreen() {</text:span></text:p>
      <text:p text:style-name="Preformatted_20_Text"/>
      <text:p text:style-name="Preformatted_20_Text"><text:span text:style-name="Source_20_Text"><text:s text:c="2"/>const origin = {</text:span></text:p>
      <text:p text:style-name="Preformatted_20_Text"><text:span text:style-name="Source_20_Text"><text:s text:c="4"/>latitude: -8.8390,</text:span></text:p>
      <text:p text:style-name="Preformatted_20_Text"><text:span text:style-name="Source_20_Text"><text:s text:c="4"/>longitude: 13.2894,</text:span></text:p>
      <text:p text:style-name="Preformatted_20_Text"><text:span text:style-name="Source_20_Text"><text:s text:c="2"/>};</text:span></text:p>
      <text:p text:style-name="Preformatted_20_Text"><text:soft-page-break/></text:p>
      <text:p text:style-name="Preformatted_20_Text"><text:span text:style-name="Source_20_Text"><text:s text:c="2"/>const destination = {</text:span></text:p>
      <text:p text:style-name="Preformatted_20_Text"><text:span text:style-name="Source_20_Text"><text:s text:c="4"/>latitude: -8.9000,</text:span></text:p>
      <text:p text:style-name="Preformatted_20_Text"><text:span text:style-name="Source_20_Text"><text:s text:c="4"/>longitude: 13.2500,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View style={styles.container}&gt;</text:span></text:p>
      <text:p text:style-name="Preformatted_20_Text"><text:span text:style-name="Source_20_Text"><text:s text:c="6"/>&lt;MapView</text:span></text:p>
      <text:p text:style-name="Preformatted_20_Text"><text:span text:style-name="Source_20_Text"><text:s text:c="8"/>style={styles.map}</text:span></text:p>
      <text:p text:style-name="Preformatted_20_Text"><text:span text:style-name="Source_20_Text"><text:s text:c="8"/>initialRegion={{</text:span></text:p>
      <text:p text:style-name="Preformatted_20_Text"><text:span text:style-name="Source_20_Text"><text:s text:c="10"/>...origin,</text:span></text:p>
      <text:p text:style-name="Preformatted_20_Text"><text:span text:style-name="Source_20_Text"><text:s text:c="10"/>latitudeDelta: 0.05,</text:span></text:p>
      <text:p text:style-name="Preformatted_20_Text"><text:span text:style-name="Source_20_Text"><text:s text:c="10"/>longitudeDelta: 0.05,</text:span></text:p>
      <text:p text:style-name="Preformatted_20_Text"><text:span text:style-name="Source_20_Text"><text:s text:c="8"/>}}</text:span></text:p>
      <text:p text:style-name="Preformatted_20_Text"><text:span text:style-name="Source_20_Text"><text:s text:c="6"/>&gt;</text:span></text:p>
      <text:p text:style-name="Preformatted_20_Text"><text:span text:style-name="Source_20_Text"><text:s text:c="8"/>&lt;Marker coordinate={origin} title="Origem" /&gt;</text:span></text:p>
      <text:p text:style-name="Preformatted_20_Text"><text:span text:style-name="Source_20_Text"><text:s text:c="8"/>&lt;Marker coordinate={destination} title="Destino" /&gt;</text:span></text:p>
      <text:p text:style-name="Preformatted_20_Text"/>
      <text:p text:style-name="Preformatted_20_Text"><text:span text:style-name="Source_20_Text"><text:s text:c="8"/>&lt;MapViewDirections</text:span></text:p>
      <text:p text:style-name="Preformatted_20_Text"><text:span text:style-name="Source_20_Text"><text:s text:c="10"/>origin={origin}</text:span></text:p>
      <text:p text:style-name="Preformatted_20_Text"><text:span text:style-name="Source_20_Text"><text:s text:c="10"/>destination={destination}</text:span></text:p>
      <text:p text:style-name="Preformatted_20_Text"><text:span text:style-name="Source_20_Text"><text:s text:c="10"/>apikey={GOOGLE_MAPS_APIKEY}</text:span></text:p>
      <text:p text:style-name="Preformatted_20_Text"><text:span text:style-name="Source_20_Text"><text:s text:c="10"/>strokeWidth={4}</text:span></text:p>
      <text:p text:style-name="Preformatted_20_Text"><text:span text:style-name="Source_20_Text"><text:s text:c="10"/>strokeColor="blue"</text:span></text:p>
      <text:p text:style-name="Preformatted_20_Text"><text:span text:style-name="Source_20_Text"><text:s text:c="8"/>/&gt;</text:span></text:p>
      <text:p text:style-name="Preformatted_20_Text"><text:span text:style-name="Source_20_Text"><text:s text:c="6"/>&lt;/MapView&gt;</text:span></text:p>
      <text:p text:style-name="Preformatted_20_Text"><text:span text:style-name="Source_20_Text"><text:s text:c="4"/>&lt;/View&gt;</text:span></text:p>
      <text:p text:style-name="Preformatted_20_Text"><text:span text:style-name="Source_20_Text"><text:s text:c="2"/>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styles = StyleSheet.create({</text:span></text:p>
      <text:p text:style-name="Preformatted_20_Text"><text:span text:style-name="Source_20_Text"><text:s text:c="2"/>container: { flex: 1 },</text:span></text:p>
      <text:p text:style-name="Preformatted_20_Text"><text:span text:style-name="Source_20_Text"><text:s text:c="2"/>map: { flex: 1 },</text:span></text:p>
      <text:p text:style-name="P2"><text:span text:style-name="Source_20_Text">});</text:span></text:p>
      <text:p text:style-name="Text_20_body">🔥 Isso já desenha a rota automática.</text:p>
      <text:p text:style-name="Horizontal_20_Line"/>
      <text:h text:style-name="Heading_20_1" text:outline-level="1">4️⃣ Fazer a rota atualizar em tempo real (motorista andando)</text:h>
      <text:p text:style-name="Text_20_body">Suponha que você tem a localização do motorista vindo do backend.</text:p>
      <text:p text:style-name="Text_20_body">Basta atualizar o <text:span text:style-name="Source_20_Text">origin</text:span> dinamicamente:</text:p>
      <text:p text:style-name="P2"><text:span text:style-name="Source_20_Text">const [driverLocation, setDriverLocation] = useState(null);</text:span></text:p>
      <text:p text:style-name="Text_20_body">Quando chegar nova posição:</text:p>
      <text:p text:style-name="Preformatted_20_Text"><text:span text:style-name="Source_20_Text">setDriverLocation({</text:span></text:p>
      <text:p text:style-name="Preformatted_20_Text"><text:span text:style-name="Source_20_Text"><text:s text:c="2"/>latitude: novaLat,</text:span></text:p>
      <text:p text:style-name="Preformatted_20_Text"><text:span text:style-name="Source_20_Text"><text:s text:c="2"/>longitude: novaLng</text:span></text:p>
      <text:p text:style-name="P2"><text:span text:style-name="Source_20_Text">});</text:span></text:p>
      <text:p text:style-name="Text_20_body"><text:soft-page-break/>E passar no componente:</text:p>
      <text:p text:style-name="Preformatted_20_Text"><text:span text:style-name="Source_20_Text">&lt;MapViewDirections</text:span></text:p>
      <text:p text:style-name="Preformatted_20_Text"><text:span text:style-name="Source_20_Text"><text:s text:c="2"/>origin={driverLocation}</text:span></text:p>
      <text:p text:style-name="Preformatted_20_Text"><text:span text:style-name="Source_20_Text"><text:s text:c="2"/>destination={destination}</text:span></text:p>
      <text:p text:style-name="Preformatted_20_Text"><text:span text:style-name="Source_20_Text"><text:s text:c="2"/>apikey={GOOGLE_MAPS_APIKEY}</text:span></text:p>
      <text:p text:style-name="P2"><text:span text:style-name="Source_20_Text">/&gt;</text:span></text:p>
      <text:p text:style-name="Text_20_body">Toda vez que mudar → rota recalcula.</text:p>
      <text:p text:style-name="Horizontal_20_Line"/>
      <text:h text:style-name="Heading_20_1" text:outline-level="1">5️⃣ Ajustar zoom automático para caber rota inteira</text:h>
      <text:p text:style-name="Text_20_body">Use:</text:p>
      <text:p text:style-name="Preformatted_20_Text"><text:span text:style-name="Source_20_Text">onReady={(result) =&gt; {</text:span></text:p>
      <text:p text:style-name="Preformatted_20_Text"><text:span text:style-name="Source_20_Text"><text:s text:c="2"/>mapRef.current.fitToCoordinates(result.coordinates, {</text:span></text:p>
      <text:p text:style-name="Preformatted_20_Text"><text:span text:style-name="Source_20_Text"><text:s text:c="4"/>edgePadding: { top: 100, right: 50, bottom: 100, left: 50 },</text:span></text:p>
      <text:p text:style-name="Preformatted_20_Text"><text:span text:style-name="Source_20_Text"><text:s text:c="4"/>animated: true,</text:span></text:p>
      <text:p text:style-name="Preformatted_20_Text"><text:span text:style-name="Source_20_Text"><text:s text:c="2"/>});</text:span></text:p>
      <text:p text:style-name="P2"><text:span text:style-name="Source_20_Text">}}</text:span></text:p>
      <text:p text:style-name="Text_20_body">Isso deixa a rota sempre centralizada.</text:p>
      <text:p text:style-name="Horizontal_20_Line"/>
      <text:h text:style-name="Heading_20_1" text:outline-level="1">6️⃣ Alternativa Profissional (sem biblioteca)</text:h>
      <text:p text:style-name="Text_20_body">Você pode chamar direto a Directions API:</text:p>
      <text:p text:style-name="P2"><text:span text:style-name="Source_20_Text">https://maps.googleapis.com/maps/api/directions/json?origin=LAT,LNG&amp;destination=LAT,LNG&amp;key=SUA_KEY</text:span></text:p>
      <text:p text:style-name="Text_20_body">A resposta vem com <text:span text:style-name="Source_20_Text">polyline</text:span>.</text:p>
      <text:p text:style-name="Text_20_body">Você decodifica e desenha com:</text:p>
      <text:p text:style-name="P2"><text:span text:style-name="Source_20_Text">&lt;Polyline coordinates={coords} strokeWidth={4} strokeColor="blue" /&gt;</text:span></text:p>
      <text:p text:style-name="Text_20_body">Isso dá mais controle (nível Uber real).</text:p>
      <text:p text:style-name="Horizontal_20_Line"/>
      <text:h text:style-name="Heading_20_1" text:outline-level="1">7️⃣ Melhorar visual (nível app profissional)</text:h>
      <text:p text:style-name="Text_20_body">Você pode:</text:p>
      <text:p text:style-name="Text_20_body"><text:soft-page-break/>🔥 Mudar cor da rota<text:line-break/>🔥 Mostrar tempo estimado (ETA)<text:line-break/>🔥 Mostrar distância<text:line-break/>🔥 Animação suave do carro<text:line-break/>🔥 Mostrar múltiplas rotas<text:line-break/>🔥 Mostrar trânsito (traffic layer)</text:p>
      <text:p text:style-name="Horizontal_20_Line"/>
      <text:h text:style-name="Heading_20_1" text:outline-level="1">8️⃣ Mostrar ETA e distância</text:h>
      <text:p text:style-name="Text_20_body">O <text:span text:style-name="Source_20_Text">onReady</text:span> retorna:</text:p>
      <text:p text:style-name="Preformatted_20_Text"><text:span text:style-name="Source_20_Text">onReady={(result) =&gt; {</text:span></text:p>
      <text:p text:style-name="Preformatted_20_Text"><text:span text:style-name="Source_20_Text"><text:s text:c="2"/>console.log(result.distance); // km</text:span></text:p>
      <text:p text:style-name="Preformatted_20_Text"><text:span text:style-name="Source_20_Text"><text:s text:c="2"/>console.log(result.duration); // minutos</text:span></text:p>
      <text:p text:style-name="P2"><text:span text:style-name="Source_20_Text">}}</text:span></text:p>
      <text:p text:style-name="Text_20_body">Você pode mostrar isso na interface.</text:p>
      <text:p text:style-name="Horizontal_20_Line"/>
      <text:h text:style-name="Heading_20_1" text:outline-level="1">9️⃣ Performance Importante</text:h>
      <text:p text:style-name="Text_20_body">Não recalcular rota a cada 1 segundo.</text:p>
      <text:p text:style-name="Text_20_body">Boa prática:</text:p>
      <text:list text:style-name="L2">
        <text:list-item>
          <text:p text:style-name="P3">Atualizar rota a cada 20–50 metros</text:p>
        </text:list-item>
        <text:list-item>
          <text:p text:style-name="P3">Ou a cada 10 segundos</text:p>
        </text:list-item>
      </text:list>
      <text:p text:style-name="Text_20_body">Senão você vai gastar muito crédito da API.</text:p>
      <text:p text:style-name="Horizontal_20_Line"/>
      <text:h text:style-name="Heading_20_1" text:outline-level="1">🔥 ARQUITETURA IDEAL MOBILIDADE</text:h>
      <text:p text:style-name="Text_20_body">Durante corrida:</text:p>
      <text:list text:style-name="L3">
        <text:list-item>
          <text:p text:style-name="P4">Motorista envia localização via WebSocket</text:p>
        </text:list-item>
        <text:list-item>
          <text:p text:style-name="P4">Passageiro recebe atualização</text:p>
        </text:list-item>
        <text:list-item>
          <text:p text:style-name="P4">App recalcula rota</text:p>
        </text:list-item>
        <text:list-item>
          <text:p text:style-name="P4">Mostra ETA atualizado</text:p>
        </text:list-item>
      </text:list>
      <text:p text:style-name="Horizontal_20_Line"/>
      <text:h text:style-name="Heading_20_1" text:outline-level="1"><text:soft-page-break/>🎯 RESUMO PRA VOCÊ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Objetivo</text:p>
            </table:table-cell>
            <table:table-cell table:style-name="Table1.A1" office:value-type="string">
              <text:p text:style-name="Table_20_Heading">Solução</text:p>
            </table:table-cell>
          </table:table-row>
        </table:table-header-rows>
        <table:table-row>
          <table:table-cell table:style-name="Table1.A1" office:value-type="string">
            <text:p text:style-name="Table_20_Contents">Mostrar rota simples</text:p>
          </table:table-cell>
          <table:table-cell table:style-name="Table1.A1" office:value-type="string">
            <text:p text:style-name="Table_20_Contents">react-native-maps-directions</text:p>
          </table:table-cell>
        </table:table-row>
        <table:table-row>
          <table:table-cell table:style-name="Table1.A1" office:value-type="string">
            <text:p text:style-name="Table_20_Contents">Controle total</text:p>
          </table:table-cell>
          <table:table-cell table:style-name="Table1.A1" office:value-type="string">
            <text:p text:style-name="Table_20_Contents">Directions API manual</text:p>
          </table:table-cell>
        </table:table-row>
        <table:table-row>
          <table:table-cell table:style-name="Table1.A1" office:value-type="string">
            <text:p text:style-name="Table_20_Contents">Alta escala</text:p>
          </table:table-cell>
          <table:table-cell table:style-name="Table1.A1" office:value-type="string">
            <text:p text:style-name="Table_20_Contents">Backend calcula rota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22:25:31.066530275</meta:creation-date>
    <dc:date>2026-02-23T22:25:54.699249372</dc:date>
    <meta:editing-duration>PT24S</meta:editing-duration>
    <meta:editing-cycles>1</meta:editing-cycles>
    <meta:document-statistic meta:table-count="1" meta:image-count="0" meta:object-count="0" meta:page-count="5" meta:paragraph-count="118" meta:word-count="420" meta:character-count="3323" meta:non-whitespace-character-count="2813"/>
    <meta:generator>LibreOffice/25.8.4.2$Linux_X86_64 LibreOffice_project/580$Build-2</meta:generator>
  </office:meta>
</office:document-meta>
</file>